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65in"/>
    </style:style>
    <style:style style:name="co2" style:family="table-column">
      <style:table-column-properties fo:break-before="auto" style:column-width="0.2839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344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46in"/>
    </style:style>
    <style:style style:name="co9" style:family="table-column">
      <style:table-column-properties fo:break-before="auto" style:column-width="0.2398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5398in"/>
    </style:style>
    <style:style style:name="co12" style:family="table-column">
      <style:table-column-properties fo:break-before="auto" style:column-width="1.2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39"/>
    <style:style style:name="ce4" style:family="table-cell" style:parent-style-name="Default" style:data-style-name="N140"/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2457in" svg:height="3.5469in" svg:x="0.026in" svg:y="5.5469in">
            <draw:object draw:notify-on-update-of-ranges="Sheet1.B3:Sheet1.B30 Sheet1.D3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795in" svg:height="3.5429in" svg:x="0.0087in" svg:y="9.2402in">
            <draw:object draw:notify-on-update-of-ranges="Sheet1.G3:Sheet1.G30 Sheet1.I3:Sheet1.I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2717in" svg:height="3.5429in" svg:x="0.0087in" svg:y="13.0087in">
            <draw:object draw:notify-on-update-of-ranges="Sheet1.B3:Sheet1.B8 Sheet1.D3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263in" svg:height="3.5429in" svg:x="0.0173in" svg:y="16.7154in">
            <draw:object draw:notify-on-update-of-ranges="Sheet1.G3:Sheet1.G8 Sheet1.I3:Sheet1.I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5807in" svg:height="3.5429in" svg:x="5.1839in" svg:y="4.1012in">
            <draw:object draw:notify-on-update-of-ranges="Sheet1.L3:Sheet1.L21 Sheet1.M3:Sheet1.M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5602in" svg:height="3.5429in" svg:x="5.1717in" svg:y="7.9945in">
            <draw:object draw:notify-on-update-of-ranges="Sheet1.P3:Sheet1.P22 Sheet1.Q3:Sheet1.Q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Улучшение</text:p>
          </table:table-cell>
          <table:covered-table-cell table:number-columns-repeated="8"/>
          <table:table-cell table:number-columns-repeated="10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P, торр * 10^-5</text:p>
          </table:table-cell>
          <table:table-cell office:value-type="string" calcext:value-type="string">
            <text:p>ln(P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P, торр * 10^-5</text:p>
          </table:table-cell>
          <table:table-cell office:value-type="string" calcext:value-type="string">
            <text:p>ln(P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P, торр * 10^-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P, торр * 10^-5</text:p>
          </table:table-cell>
          <table:table-cell table:number-columns-repeated="2"/>
          <table:table-cell office:value-type="string" calcext:value-type="string">
            <text:p>Vфв, л</text:p>
          </table:table-cell>
          <table:table-cell office:value-type="string" calcext:value-type="string">
            <text:p>М^3</text:p>
          </table:table-cell>
          <table:table-cell office:value-type="string" calcext:value-type="string">
            <text:p>Pпр, торр * 10^-5</text:p>
          </table:table-cell>
          <table:table-cell office:value-type="string" calcext:value-type="string">
            <text:p>П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 table:formula="of:=LN([.C3])" office:value-type="float" office:value="4.21950770517611" calcext:value-type="float">
            <text:p>4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 table:formula="of:=LN([.H3])" office:value-type="float" office:value="4.21950770517611" calcext:value-type="float">
            <text:p>4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2"/>
          <table:table-cell office:value-type="float" office:value="2.189" calcext:value-type="float">
            <text:p>2.189</text:p>
          </table:table-cell>
          <table:table-cell table:formula="of:=[.T3]/1000" office:value-type="float" office:value="0.002189" calcext:value-type="float">
            <text:p>0.002189</text:p>
          </table:table-cell>
          <table:table-cell office:value-type="float" office:value="5.7" calcext:value-type="float">
            <text:p>5.7</text:p>
          </table:table-cell>
          <table:table-cell table:formula="of:=[.V3]*132*10^(-5)" office:value-type="float" office:value="0.007524" calcext:value-type="float">
            <text:p>0.007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2" table:formula="of:=LN([.C4])" office:value-type="float" office:value="3.89182029811063" calcext:value-type="float">
            <text:p>3.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2" table:formula="of:=LN([.H4])" office:value-type="float" office:value="3.89182029811063" calcext:value-type="float">
            <text:p>3.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>
            <text:p>Vвв, л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2" table:formula="of:=LN([.C5])" office:value-type="float" office:value="3.17805383034795" calcext:value-type="float">
            <text:p>3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2" table:formula="of:=LN([.H5])" office:value-type="float" office:value="3.17805383034795" calcext:value-type="float">
            <text:p>3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office:value-type="float" office:value="1.178" calcext:value-type="float">
            <text:p>1.178</text:p>
          </table:table-cell>
          <table:table-cell table:formula="of:=[.T5]/1000" office:value-type="float" office:value="0.001178" calcext:value-type="float">
            <text:p>0.00117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table:formula="of:=LN([.C6])" office:value-type="float" office:value="2.63905732961526" calcext:value-type="float">
            <text:p>2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table:formula="of:=LN([.H6])" office:value-type="float" office:value="2.63905732961526" calcext:value-type="float">
            <text:p>2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.9" calcext:value-type="float">
            <text:p>9.9</text:p>
          </table:table-cell>
          <table:table-cell table:style-name="ce2" table:formula="of:=LN([.C7])" office:value-type="float" office:value="2.29253475714054" calcext:value-type="float">
            <text:p>2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.9" calcext:value-type="float">
            <text:p>9.9</text:p>
          </table:table-cell>
          <table:table-cell table:style-name="ce2" table:formula="of:=LN([.H7])" office:value-type="float" office:value="2.29253475714054" calcext:value-type="float">
            <text:p>2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.1</text:p>
          </table:table-cell>
          <table:table-cell table:style-name="ce2" table:formula="of:=LN([.C8])" office:value-type="float" office:value="2.09186406167839" calcext:value-type="float">
            <text:p>2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.1</text:p>
          </table:table-cell>
          <table:table-cell table:style-name="ce2" table:formula="of:=LN([.H8])" office:value-type="float" office:value="2.09186406167839" calcext:value-type="float">
            <text:p>2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table:style-name="ce2" table:formula="of:=LN([.C9])" office:value-type="float" office:value="1.98787434815435" calcext:value-type="float">
            <text:p>1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table:style-name="ce2" table:formula="of:=LN([.H9])" office:value-type="float" office:value="1.98787434815435" calcext:value-type="float">
            <text:p>1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.9" calcext:value-type="float">
            <text:p>6.9</text:p>
          </table:table-cell>
          <table:table-cell table:style-name="ce2" table:formula="of:=LN([.C10])" office:value-type="float" office:value="1.93152141160321" calcext:value-type="float">
            <text:p>1.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.9" calcext:value-type="float">
            <text:p>6.9</text:p>
          </table:table-cell>
          <table:table-cell table:style-name="ce2" table:formula="of:=LN([.H10])" office:value-type="float" office:value="1.93152141160321" calcext:value-type="float">
            <text:p>1.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table:style-name="ce2" table:formula="of:=LN([.C11])" office:value-type="float" office:value="1.91692261218206" calcext:value-type="float">
            <text:p>1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table:style-name="ce2" table:formula="of:=LN([.H11])" office:value-type="float" office:value="1.91692261218206" calcext:value-type="float">
            <text:p>1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.7</text:p>
          </table:table-cell>
          <table:table-cell table:style-name="ce2" table:formula="of:=LN([.C12])" office:value-type="float" office:value="1.90210752639692" calcext:value-type="float">
            <text:p>1.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.7</text:p>
          </table:table-cell>
          <table:table-cell table:style-name="ce2" table:formula="of:=LN([.H12])" office:value-type="float" office:value="1.90210752639692" calcext:value-type="float">
            <text:p>1.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.6" calcext:value-type="float">
            <text:p>6.6</text:p>
          </table:table-cell>
          <table:table-cell table:style-name="ce2" table:formula="of:=LN([.C13])" office:value-type="float" office:value="1.88706964903238" calcext:value-type="float">
            <text:p>1.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.6" calcext:value-type="float">
            <text:p>6.6</text:p>
          </table:table-cell>
          <table:table-cell table:style-name="ce2" table:formula="of:=LN([.H13])" office:value-type="float" office:value="1.88706964903238" calcext:value-type="float">
            <text:p>1.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.6</text:p>
          </table:table-cell>
          <table:table-cell table:style-name="ce2" table:formula="of:=LN([.C14])" office:value-type="float" office:value="1.88706964903238" calcext:value-type="float">
            <text:p>1.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.6</text:p>
          </table:table-cell>
          <table:table-cell table:style-name="ce2" table:formula="of:=LN([.H14])" office:value-type="float" office:value="1.88706964903238" calcext:value-type="float">
            <text:p>1.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table:style-name="ce2" table:formula="of:=LN([.C15])" office:value-type="float" office:value="1.87180217690159" calcext:value-type="float">
            <text:p>1.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table:style-name="ce2" table:formula="of:=LN([.H15])" office:value-type="float" office:value="1.87180217690159" calcext:value-type="float">
            <text:p>1.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table:style-name="ce2" table:formula="of:=LN([.C16])" office:value-type="float" office:value="1.87180217690159" calcext:value-type="float">
            <text:p>1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table:style-name="ce2" table:formula="of:=LN([.H16])" office:value-type="float" office:value="1.87180217690159" calcext:value-type="float">
            <text:p>1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table:style-name="ce2" table:formula="of:=LN([.C17])" office:value-type="float" office:value="1.87180217690159" calcext:value-type="float">
            <text:p>1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table:style-name="ce2" table:formula="of:=LN([.H17])" office:value-type="float" office:value="1.87180217690159" calcext:value-type="float">
            <text:p>1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style-name="ce2" table:formula="of:=LN([.C18])" office:value-type="float" office:value="1.85629799036563" calcext:value-type="float">
            <text:p>1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style-name="ce2" table:formula="of:=LN([.H18])" office:value-type="float" office:value="1.85629799036563" calcext:value-type="float">
            <text:p>1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table:style-name="ce2" table:formula="of:=LN([.C19])" office:value-type="float" office:value="1.85629799036563" calcext:value-type="float">
            <text:p>1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table:style-name="ce2" table:formula="of:=LN([.H19])" office:value-type="float" office:value="1.85629799036563" calcext:value-type="float">
            <text:p>1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6.4" calcext:value-type="float">
            <text:p>6.4</text:p>
          </table:table-cell>
          <table:table-cell table:style-name="ce2" table:formula="of:=LN([.C20])" office:value-type="float" office:value="1.85629799036563" calcext:value-type="float">
            <text:p>1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6.4" calcext:value-type="float">
            <text:p>6.4</text:p>
          </table:table-cell>
          <table:table-cell table:style-name="ce2" table:formula="of:=LN([.H20])" office:value-type="float" office:value="1.85629799036563" calcext:value-type="float">
            <text:p>1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table:style-name="ce2" table:formula="of:=LN([.C21])" office:value-type="float" office:value="1.84054963339749" calcext:value-type="float">
            <text:p>1.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table:style-name="ce2" table:formula="of:=LN([.H21])" office:value-type="float" office:value="1.84054963339749" calcext:value-type="float">
            <text:p>1.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.3" calcext:value-type="float">
            <text:p>6.3</text:p>
          </table:table-cell>
          <table:table-cell table:style-name="ce2" table:formula="of:=LN([.C22])" office:value-type="float" office:value="1.84054963339749" calcext:value-type="float">
            <text:p>1.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.3" calcext:value-type="float">
            <text:p>6.3</text:p>
          </table:table-cell>
          <table:table-cell table:style-name="ce2" table:formula="of:=LN([.H22])" office:value-type="float" office:value="1.84054963339749" calcext:value-type="float">
            <text:p>1.84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.3</text:p>
          </table:table-cell>
          <table:table-cell table:style-name="ce2" table:formula="of:=LN([.C23])" office:value-type="float" office:value="1.84054963339749" calcext:value-type="float">
            <text:p>1.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.3</text:p>
          </table:table-cell>
          <table:table-cell table:style-name="ce2" table:formula="of:=LN([.H23])" office:value-type="float" office:value="1.84054963339749" calcext:value-type="float">
            <text:p>1.8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</text:p>
          </table:table-cell>
          <table:table-cell table:style-name="ce2" table:formula="of:=LN([.C24])" office:value-type="float" office:value="1.84054963339749" calcext:value-type="float">
            <text:p>1.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</text:p>
          </table:table-cell>
          <table:table-cell table:style-name="ce2" table:formula="of:=LN([.H24])" office:value-type="float" office:value="1.84054963339749" calcext:value-type="float">
            <text:p>1.84</text:p>
          </table:table-cell>
          <table:table-cell table:number-columns-repeated="8"/>
          <table:table-cell table:style-name="ce3" table:number-matrix-columns-spanned="2" table:number-matrix-rows-spanned="5" table:formula="of:=LINEST([.M3:.M21];[.L3:.L21];1;1)" office:value-type="float" office:value="0.873377192982456" calcext:value-type="float">
            <text:p>0.873</text:p>
          </table:table-cell>
          <table:table-cell table:style-name="ce3" office:value-type="float" office:value="5.07947368421053" calcext:value-type="float">
            <text:p>5.07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table:style-name="ce2" table:formula="of:=LN([.C25])" office:value-type="float" office:value="1.82454929205105" calcext:value-type="float">
            <text:p>1.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table:style-name="ce2" table:formula="of:=LN([.H25])" office:value-type="float" office:value="1.82454929205105" calcext:value-type="float">
            <text:p>1.82</text:p>
          </table:table-cell>
          <table:table-cell table:number-columns-repeated="8"/>
          <table:table-cell table:style-name="ce3" office:value-type="float" office:value="0.00580667730398557" calcext:value-type="float">
            <text:p>0.006</text:p>
          </table:table-cell>
          <table:table-cell table:style-name="ce3" office:value-type="float" office:value="0.244708566117361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6.2" calcext:value-type="float">
            <text:p>6.2</text:p>
          </table:table-cell>
          <table:table-cell table:style-name="ce2" table:formula="of:=LN([.C26])" office:value-type="float" office:value="1.82454929205105" calcext:value-type="float">
            <text:p>1.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6.2" calcext:value-type="float">
            <text:p>6.2</text:p>
          </table:table-cell>
          <table:table-cell table:style-name="ce2" table:formula="of:=LN([.H26])" office:value-type="float" office:value="1.82454929205105" calcext:value-type="float">
            <text:p>1.82</text:p>
          </table:table-cell>
          <table:table-cell table:number-columns-repeated="8"/>
          <table:table-cell table:style-name="ce3" office:value-type="float" office:value="0.99924911335092" calcext:value-type="float">
            <text:p>0.999</text:p>
          </table:table-cell>
          <table:table-cell table:style-name="ce3" office:value-type="float" office:value="0.554530082115573" calcext:value-type="float">
            <text:p>0.5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6.2" calcext:value-type="float">
            <text:p>6.2</text:p>
          </table:table-cell>
          <table:table-cell table:style-name="ce2" table:formula="of:=LN([.C27])" office:value-type="float" office:value="1.82454929205105" calcext:value-type="float">
            <text:p>1.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6.2" calcext:value-type="float">
            <text:p>6.2</text:p>
          </table:table-cell>
          <table:table-cell table:style-name="ce2" table:formula="of:=LN([.H27])" office:value-type="float" office:value="1.82454929205105" calcext:value-type="float">
            <text:p>1.82</text:p>
          </table:table-cell>
          <table:table-cell table:number-columns-repeated="8"/>
          <table:table-cell table:style-name="ce3" office:value-type="float" office:value="22622.9018025244" calcext:value-type="float">
            <text:p>22622.902</text:p>
          </table:table-cell>
          <table:table-cell table:style-name="ce3" office:value-type="float" office:value="17" calcext:value-type="float">
            <text:p>17.0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table:style-name="ce2" table:formula="of:=LN([.C28])" office:value-type="float" office:value="1.82454929205105" calcext:value-type="float">
            <text:p>1.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table:style-name="ce2" table:formula="of:=LN([.H28])" office:value-type="float" office:value="1.82454929205105" calcext:value-type="float">
            <text:p>1.82</text:p>
          </table:table-cell>
          <table:table-cell table:number-columns-repeated="8"/>
          <table:table-cell table:style-name="ce3" office:value-type="float" office:value="6956.62401754386" calcext:value-type="float">
            <text:p>6956.624</text:p>
          </table:table-cell>
          <table:table-cell table:style-name="ce3" office:value-type="float" office:value="5.22756140350877" calcext:value-type="float">
            <text:p>5.2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.2</text:p>
          </table:table-cell>
          <table:table-cell table:style-name="ce2" table:formula="of:=LN([.C29])" office:value-type="float" office:value="1.82454929205105" calcext:value-type="float">
            <text:p>1.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.2</text:p>
          </table:table-cell>
          <table:table-cell table:style-name="ce2" table:formula="of:=LN([.H29])" office:value-type="float" office:value="1.82454929205105" calcext:value-type="float">
            <text:p>1.82</text:p>
          </table:table-cell>
          <table:table-cell table:number-columns-repeated="8"/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.1</text:p>
          </table:table-cell>
          <table:table-cell table:style-name="ce2" table:formula="of:=LN([.C30])" office:value-type="float" office:value="1.80828877117927" calcext:value-type="float">
            <text:p>1.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.1</text:p>
          </table:table-cell>
          <table:table-cell table:style-name="ce2" table:formula="of:=LN([.H30])" office:value-type="float" office:value="1.80828877117927" calcext:value-type="float">
            <text:p>1.81</text:p>
          </table:table-cell>
          <table:table-cell table:number-columns-repeated="8"/>
          <table:table-cell table:style-name="ce3" office:value-type="string" calcext:value-type="string">
            <text:p>Qн1, мл/c</text:p>
          </table:table-cell>
          <table:table-cell table:style-name="ce3" office:value-type="string" calcext:value-type="string">
            <text:p>dQн1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2" table:formula="of:=([.$W$3]*[.$J$81]*10^(-6)-[.$R$24]*[.$U$5])*10^6" office:value-type="float" office:value="-1027.82696617251" calcext:value-type="float">
            <text:p>-1027.83</text:p>
          </table:table-cell>
          <table:table-cell table:style-name="ce2" table:formula="of:=ABS(SQRT([.$R$25]^2+[.$J$75]^2)*[.$R$31])" office:value-type="float" office:value="11.712580625222" calcext:value-type="float">
            <text:p>11.7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3" table:number-columns-repeated="2"/>
          <table:table-cell office:value-type="string" calcext:value-type="string">
            <text:p>Qн, мл/с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" table:number-columns-repeated="2"/>
          <table:table-cell table:style-name="ce2" table:formula="of:=AVERAGE([.R31];[.R53])" office:value-type="float" office:value="-1002.23049530658" calcext:value-type="float">
            <text:p>-1002.23</text:p>
          </table:table-cell>
          <table:table-cell table:style-name="ce2" table:formula="of:=AVERAGE([.S31];[.S53])" office:value-type="float" office:value="11.087599343594" calcext:value-type="float">
            <text:p>11.09</text:p>
          </table:table-cell>
          <table:table-cell table:number-columns-repeated="2"/>
        </table:table-row>
        <table:table-row table:style-name="ro1" table:number-rows-repeated="10">
          <table:table-cell table:number-columns-repeated="17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3" table:number-matrix-columns-spanned="2" table:number-matrix-rows-spanned="5" table:formula="of:=LINEST([.Q3:.Q22];[.P3:.P22];1;1)" office:value-type="float" office:value="0.829919687267805" calcext:value-type="float">
            <text:p>0.830</text:p>
          </table:table-cell>
          <table:table-cell table:style-name="ce3" office:value-type="float" office:value="5.16454786818679" calcext:value-type="float">
            <text:p>5.165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3" office:value-type="float" office:value="0.00431596603431325" calcext:value-type="float">
            <text:p>0.004</text:p>
          </table:table-cell>
          <table:table-cell table:style-name="ce3" office:value-type="float" office:value="0.191487404316985" calcext:value-type="float">
            <text:p>0.191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3" office:value-type="float" office:value="0.999513430321457" calcext:value-type="float">
            <text:p>1.000</text:p>
          </table:table-cell>
          <table:table-cell table:style-name="ce3" office:value-type="float" office:value="0.443620637146872" calcext:value-type="float">
            <text:p>0.444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3" office:value-type="float" office:value="36975.6738637397" calcext:value-type="float">
            <text:p>36975.674</text:p>
          </table:table-cell>
          <table:table-cell table:style-name="ce3" office:value-type="float" office:value="18" calcext:value-type="float">
            <text:p>18.0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3" office:value-type="float" office:value="7276.78561314535" calcext:value-type="float">
            <text:p>7276.786</text:p>
          </table:table-cell>
          <table:table-cell table:style-name="ce3" office:value-type="float" office:value="3.54238685464673" calcext:value-type="float">
            <text:p>3.542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7"/>
          <table:table-cell table:style-name="ce3" office:value-type="string" calcext:value-type="string">
            <text:p>Qн2, мл/c</text:p>
          </table:table-cell>
          <table:table-cell table:style-name="ce3" office:value-type="string" calcext:value-type="string">
            <text:p>dQн2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2" table:formula="of:=([.$W$3]*[.$J$102]*10^(-6)-[.$R$46]*[.$U$5])*10^6" office:value-type="float" office:value="-976.634024440647" calcext:value-type="float">
            <text:p>-976.63</text:p>
          </table:table-cell>
          <table:table-cell table:style-name="ce2" table:formula="of:=ABS(SQRT([.$R$47]^2+[.$J$96]^2)*[.$R$53])" office:value-type="float" office:value="10.4626180619661" calcext:value-type="float">
            <text:p>10.46</text:p>
          </table:table-cell>
          <table:table-cell table:number-columns-repeated="4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9"/>
          <table:table-cell table:style-name="ce3" table:number-matrix-columns-spanned="2" table:number-matrix-rows-spanned="5" table:formula="of:=LINEST([.D3:.D8];[.B3:.B8];1;1)" office:value-type="float" office:value="-0.114107652436654" calcext:value-type="float">
            <text:p>-0.114</text:p>
          </table:table-cell>
          <table:table-cell table:style-name="ce3" office:value-type="float" office:value="4.19321618804468" calcext:value-type="float">
            <text:p>4.193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0.00980507219219887" calcext:value-type="float">
            <text:p>0.010</text:p>
          </table:table-cell>
          <table:table-cell table:style-name="ce3" office:value-type="float" office:value="0.11874532117865" calcext:value-type="float">
            <text:p>0.119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0.971312608031797" calcext:value-type="float">
            <text:p>0.971</text:p>
          </table:table-cell>
          <table:table-cell table:style-name="ce3" office:value-type="float" office:value="0.164070239209873" calcext:value-type="float">
            <text:p>0.164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135.434076281093" calcext:value-type="float">
            <text:p>135.434</text:p>
          </table:table-cell>
          <table:table-cell table:style-name="ce3" office:value-type="float" office:value="4" calcext:value-type="float">
            <text:p>4.000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3.64575577648916" calcext:value-type="float">
            <text:p>3.646</text:p>
          </table:table-cell>
          <table:table-cell table:style-name="ce3" office:value-type="float" office:value="0.107676173577539" calcext:value-type="float">
            <text:p>0.108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3" office:value-type="string" calcext:value-type="string">
            <text:p>W1, мл/c</text:p>
          </table:table-cell>
          <table:table-cell table:style-name="ce3" office:value-type="string" calcext:value-type="string">
            <text:p>dW1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table:formula="of:=-[.J74]*[.$T$5]*1000" office:value-type="float" office:value="134.418814570378" calcext:value-type="float">
            <text:p>134.419</text:p>
          </table:table-cell>
          <table:table-cell table:style-name="ce3" table:formula="of:=[.J75]*[.J81]" office:value-type="float" office:value="1.31798618085235" calcext:value-type="float">
            <text:p>1.318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0"/>
          <table:table-cell table:style-name="ce3"/>
          <table:table-cell table:number-columns-repeated="12"/>
        </table:table-row>
        <table:table-row table:style-name="ro1" table:number-rows-repeated="11">
          <table:table-cell table:number-columns-repeated="9"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3" table:number-matrix-columns-spanned="2" table:number-matrix-rows-spanned="5" table:formula="of:=LINEST([.I3:.I8];[.G3:.G8];1;1)" office:value-type="float" office:value="-0.114107652436654" calcext:value-type="float">
            <text:p>-0.114</text:p>
          </table:table-cell>
          <table:table-cell table:style-name="ce3" office:value-type="float" office:value="4.19321618804468" calcext:value-type="float">
            <text:p>4.193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0.00980507219219887" calcext:value-type="float">
            <text:p>0.010</text:p>
          </table:table-cell>
          <table:table-cell table:style-name="ce3" office:value-type="float" office:value="0.11874532117865" calcext:value-type="float">
            <text:p>0.119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0.971312608031797" calcext:value-type="float">
            <text:p>0.971</text:p>
          </table:table-cell>
          <table:table-cell table:style-name="ce3" office:value-type="float" office:value="0.164070239209873" calcext:value-type="float">
            <text:p>0.164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135.434076281093" calcext:value-type="float">
            <text:p>135.434</text:p>
          </table:table-cell>
          <table:table-cell table:style-name="ce3" office:value-type="float" office:value="4" calcext:value-type="float">
            <text:p>4.000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office:value-type="float" office:value="3.64575577648916" calcext:value-type="float">
            <text:p>3.646</text:p>
          </table:table-cell>
          <table:table-cell table:style-name="ce3" office:value-type="float" office:value="0.107676173577539" calcext:value-type="float">
            <text:p>0.108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3" office:value-type="string" calcext:value-type="string">
            <text:p>W2, мл/c</text:p>
          </table:table-cell>
          <table:table-cell table:style-name="ce3" office:value-type="string" calcext:value-type="string">
            <text:p>dW2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3" table:formula="of:=-[.J95]*[.$T$5]*1000" office:value-type="float" office:value="134.418814570378" calcext:value-type="float">
            <text:p>134.419</text:p>
          </table:table-cell>
          <table:table-cell table:style-name="ce3" table:formula="of:=[.J96]*[.J102]" office:value-type="float" office:value="1.31798618085235" calcext:value-type="float">
            <text:p>1.3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3" number:min-decimal-places="3" number:min-integer-digits="1" number:grouping="true"/>
    </number:number-style>
    <number:number-style style:name="N143">
      <number:number number:decimal-places="4" number:min-decimal-places="4" number:min-integer-digits="1" number:grouping="true"/>
    </number:number-style>
    <number:number-style style:name="N144">
      <number:number number:decimal-places="5" number:min-decimal-places="5" number:min-integer-digits="1" number:grouping="true"/>
    </number:number-style>
    <number:number-style style:name="N145">
      <number:number number:decimal-places="6" number:min-decimal-places="6" number:min-integer-digits="1" number:grouping="true"/>
    </number:number-style>
    <number:number-style style:name="N146">
      <number:number number:decimal-places="7" number:min-decimal-places="7" number:min-integer-digits="1" number:grouping="true"/>
    </number:number-style>
    <number:number-style style:name="N14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00:08:04.883300958</meta:creation-date>
    <dc:date>2024-04-18T01:06:41.122398143</dc:date>
    <meta:editing-duration>PT58M26S</meta:editing-duration>
    <meta:editing-cycles>20</meta:editing-cycles>
    <meta:generator>LibreOffice/7.6.6.3$Linux_X86_64 LibreOffice_project/60$Build-3</meta:generator>
    <meta:document-statistic meta:table-count="1" meta:cell-count="427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85cm" svg:height="9.01cm" xlink:href=".." xlink:type="simple" chart:class="chart:scatter" chart:style-name="ch1">
        <chart:title svg:x="4.392cm" svg:y="0.315cm" chart:style-name="ch2">
          <text:p>lnP(t) (1)</text:p>
        </chart:title>
        <chart:plot-area chart:style-name="ch3" table:cell-range-address="Sheet1.B3:Sheet1.B30 Sheet1.D3:Sheet1.D30" svg:x="1.209cm" svg:y="1.28cm" svg:width="9.361cm" svg:height="6.586cm">
          <chart:coordinate-region svg:x="2.145cm" svg:y="1.468cm" svg:width="8.125cm" svg:height="5.773cm"/>
          <chart:axis chart:dimension="x" chart:name="primary-x" chart:style-name="ch4">
            <chart:title svg:x="5.622cm" svg:y="8.04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451cm" svg:y="4.851cm" chart:style-name="ch8">
              <text:p>lnP</text:p>
            </chart:title>
            <chart:grid chart:style-name="ch6" chart:class="major"/>
          </chart:axis>
          <chart:series chart:style-name="ch9" chart:values-cell-range-address="Sheet1.D3:Sheet1.D30" chart:class="chart:scatter">
            <chart:domain table:cell-range-address="Sheet1.B3:Sheet1.B30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0</svg:desc>
                </draw:g>
              </table:table-cell>
              <table:table-cell office:value-type="float" office:value="4.21950770517611">
                <text:p>4.21950770517611</text:p>
                <draw:g>
                  <svg:desc>Sheet1.D3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9186406167839">
                <text:p>2.09186406167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.98787434815435">
                <text:p>1.98787434815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.93152141160321">
                <text:p>1.9315214116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.91692261218206">
                <text:p>1.91692261218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90210752639692">
                <text:p>1.90210752639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88706964903238">
                <text:p>1.8870696490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.88706964903238">
                <text:p>1.88706964903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.80828877117927">
                <text:p>1.80828877117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71cm" svg:height="9cm" xlink:href=".." xlink:type="simple" chart:class="chart:scatter" chart:style-name="ch1">
        <chart:title svg:x="4.435cm" svg:y="0.315cm" chart:style-name="ch2">
          <text:p>lnP(t) (2)</text:p>
        </chart:title>
        <chart:plot-area chart:style-name="ch3" table:cell-range-address="Sheet1.G3:Sheet1.G30 Sheet1.I3:Sheet1.I30" svg:x="1.211cm" svg:y="1.28cm" svg:width="9.443cm" svg:height="6.576cm">
          <chart:coordinate-region svg:x="2.147cm" svg:y="1.469cm" svg:width="8.207cm" svg:height="5.762cm"/>
          <chart:axis chart:dimension="x" chart:name="primary-x" chart:style-name="ch4">
            <chart:title svg:x="5.665cm" svg:y="8.03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451cm" svg:y="4.846cm" chart:style-name="ch8">
              <text:p>lnP</text:p>
            </chart:title>
            <chart:grid chart:style-name="ch6" chart:class="major"/>
          </chart:axis>
          <chart:series chart:style-name="ch9" chart:values-cell-range-address="Sheet1.I3:Sheet1.I30" chart:class="chart:scatter">
            <chart:domain table:cell-range-address="Sheet1.G3:Sheet1.G30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30</svg:desc>
                </draw:g>
              </table:table-cell>
              <table:table-cell office:value-type="float" office:value="4.21950770517611">
                <text:p>4.21950770517611</text:p>
                <draw:g>
                  <svg:desc>Sheet1.I3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9186406167839">
                <text:p>2.09186406167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.98787434815435">
                <text:p>1.98787434815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.93152141160321">
                <text:p>1.9315214116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.91692261218206">
                <text:p>1.91692261218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90210752639692">
                <text:p>1.90210752639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88706964903238">
                <text:p>1.8870696490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.88706964903238">
                <text:p>1.88706964903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.80828877117927">
                <text:p>1.80828877117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1cm" svg:height="9cm" xlink:href=".." xlink:type="simple" chart:class="chart:scatter" chart:style-name="ch1">
        <chart:title svg:x="3.994cm" svg:y="0.315cm" chart:style-name="ch2">
          <text:p>lnP(t) (1) Cut</text:p>
        </chart:title>
        <chart:plot-area chart:style-name="ch3" table:cell-range-address="Sheet1.B3:Sheet1.B8 Sheet1.D3:Sheet1.D8" svg:x="1.211cm" svg:y="1.28cm" svg:width="9.423cm" svg:height="6.576cm">
          <chart:coordinate-region svg:x="2.147cm" svg:y="1.469cm" svg:width="8.286cm" svg:height="5.763cm"/>
          <chart:axis chart:dimension="x" chart:name="primary-x" chart:style-name="ch4">
            <chart:title svg:x="5.655cm" svg:y="8.03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451cm" svg:y="4.846cm" chart:style-name="ch8">
              <text:p>lnP</text:p>
            </chart:title>
            <chart:grid chart:style-name="ch6" chart:class="major"/>
          </chart:axis>
          <chart:series chart:style-name="ch9" chart:values-cell-range-address="Sheet1.D3:Sheet1.D8" chart:class="chart:scatter">
            <chart:domain table:cell-range-address="Sheet1.B3:Sheet1.B8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4.21950770517611">
                <text:p>4.21950770517611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9186406167839">
                <text:p>2.09186406167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1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29cm" svg:height="9cm" xlink:href=".." xlink:type="simple" chart:class="chart:scatter" chart:style-name="ch1">
        <chart:title svg:x="3.983cm" svg:y="0.315cm" chart:style-name="ch2">
          <text:p>lnP(t) (2) Cut</text:p>
        </chart:title>
        <chart:plot-area chart:style-name="ch3" table:cell-range-address="Sheet1.G3:Sheet1.G8 Sheet1.I3:Sheet1.I8" svg:x="0.216cm" svg:y="1.28cm" svg:width="10.397cm" svg:height="7.54cm">
          <chart:coordinate-region svg:x="1.152cm" svg:y="1.468cm" svg:width="9.26cm" svg:height="6.72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I3:Sheet1.I8" chart:class="chart:scatter">
            <chart:domain table:cell-range-address="Sheet1.G3:Sheet1.G8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8</svg:desc>
                </draw:g>
              </table:table-cell>
              <table:table-cell office:value-type="float" office:value="4.21950770517611">
                <text:p>4.21950770517611</text:p>
                <draw:g>
                  <svg:desc>Sheet1.I3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9186406167839">
                <text:p>2.091864061678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96cm" svg:height="9cm" xlink:href=".." xlink:type="simple" chart:class="chart:scatter" chart:style-name="ch1">
        <chart:title svg:x="3.736cm" svg:y="0.315cm" chart:style-name="ch2">
          <text:p>P(t) (1)</text:p>
        </chart:title>
        <chart:plot-area chart:style-name="ch3" table:cell-range-address="Sheet1.L3:Sheet1.M21" svg:x="1.175cm" svg:y="1.28cm" svg:width="7.74cm" svg:height="6.576cm">
          <chart:coordinate-region svg:x="1.824cm" svg:y="1.469cm" svg:width="6.89cm" svg:height="5.762cm"/>
          <chart:axis chart:dimension="x" chart:name="primary-x" chart:style-name="ch4">
            <chart:title svg:x="4.778cm" svg:y="8.03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451cm" svg:y="5.685cm" chart:style-name="ch8">
              <text:p>P, торр * 10^-5</text:p>
            </chart:title>
            <chart:grid chart:style-name="ch6" chart:class="major"/>
          </chart:axis>
          <chart:series chart:style-name="ch9" chart:values-cell-range-address="Sheet1.M3:Sheet1.M21" chart:class="chart:scatter">
            <chart:domain table:cell-range-address="Sheet1.L3:Sheet1.L21"/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3:Sheet1.L21</svg:desc>
                </draw:g>
              </table:table-cell>
              <table:table-cell office:value-type="float" office:value="6.5">
                <text:p>6.5</text:p>
                <draw:g>
                  <svg:desc>Sheet1.M3:Sheet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44cm" svg:height="9cm" xlink:href=".." xlink:type="simple" chart:class="chart:scatter" chart:style-name="ch1">
        <chart:title svg:x="3.71cm" svg:y="0.315cm" chart:style-name="ch2">
          <text:p>P(t) (2)</text:p>
        </chart:title>
        <chart:plot-area chart:style-name="ch3" table:cell-range-address="Sheet1.P3:Sheet1.Q22" svg:x="1.174cm" svg:y="1.28cm" svg:width="7.69cm" svg:height="6.576cm">
          <chart:coordinate-region svg:x="2.11cm" svg:y="1.469cm" svg:width="6.553cm" svg:height="5.762cm"/>
          <chart:axis chart:dimension="x" chart:name="primary-x" chart:style-name="ch4">
            <chart:title svg:x="4.752cm" svg:y="8.03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451cm" svg:y="5.685cm" chart:style-name="ch8">
              <text:p>P, торр * 10^-5</text:p>
            </chart:title>
            <chart:grid chart:style-name="ch6" chart:class="major"/>
          </chart:axis>
          <chart:series chart:style-name="ch9" chart:values-cell-range-address="Sheet1.Q3:Sheet1.Q22" chart:class="chart:scatter">
            <chart:domain table:cell-range-address="Sheet1.P3:Sheet1.P22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3:Sheet1.P22</svg:desc>
                </draw:g>
              </table:table-cell>
              <table:table-cell office:value-type="float" office:value="6.2">
                <text:p>6.2</text:p>
                <draw:g>
                  <svg:desc>Sheet1.Q3:Sheet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